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urnierserie 2025 R2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Turnierserie 2025</text:p>
          </table:table-cell>
          <table:table-cell table:style-name="ce1"/>
          <table:table-cell table:style-name="ce1" office:value-type="string" calcext:value-type="string">
            <text:p>Runde 1</text:p>
          </table:table-cell>
          <table:table-cell table:style-name="ce1" office:value-type="string" calcext:value-type="string">
            <text:p>Runde 2</text:p>
          </table:table-cell>
          <table:table-cell table:style-name="ce1" office:value-type="string" calcext:value-type="string">
            <text:p>Runde 3</text:p>
          </table:table-cell>
          <table:table-cell table:style-name="ce1" office:value-type="string" calcext:value-type="string">
            <text:p>Runde 4</text:p>
          </table:table-cell>
          <table:table-cell table:style-name="ce1"/>
          <table:table-cell table:style-name="ce1" office:value-type="string" calcext:value-type="string">
            <text:p>Summe</text:p>
          </table:table-cell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nkte</text:p>
          </table:table-cell>
          <table:table-cell table:style-name="ce1" table:number-columns-repeated="4"/>
          <table:table-cell table:style-name="ce1" office:value-type="string" calcext:value-type="string">
            <text:p>Gesamtpunkte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formula="of:=SUM([.C3:.G3])"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,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table:formula="of:=SUM([.C4:.G4])" office:value-type="float" office:value="14" calcext:value-type="float">
            <text:p>14,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 office:value-type="float" office:value="5" calcext:value-type="float">
            <text:p>5,0</text:p>
          </table:table-cell>
          <table:table-cell table:number-columns-repeated="3"/>
          <table:table-cell table:formula="of:=SUM([.C5:.G5])" office:value-type="float" office:value="11" calcext:value-type="float">
            <text:p>11,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,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table:formula="of:=SUM([.C6:.G6])" office:value-type="float" office:value="11" calcext:value-type="float">
            <text:p>11,0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 office:value-type="float" office:value="4" calcext:value-type="float">
            <text:p>4,0</text:p>
          </table:table-cell>
          <table:table-cell table:number-columns-repeated="3"/>
          <table:table-cell table:formula="of:=SUM([.C7:.G7])"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table:formula="of:=SUM([.C8:.G8])"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Yann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formula="of:=SUM([.C9:.G9])" office:value-type="float" office:value="7" calcext:value-type="float">
            <text:p>7,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formula="of:=SUM([.C10:.G10])" office:value-type="float" office:value="7" calcext:value-type="float">
            <text:p>7,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table:formula="of:=SUM([.C11:.G11])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Paul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formula="of:=SUM([.C12:.G12])" office:value-type="float" office:value="6" calcext:value-type="float">
            <text:p>6,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table:formula="of:=SUM([.C13:.G13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,0</text:p>
          </table:table-cell>
          <table:table-cell table:number-columns-repeated="3"/>
          <table:table-cell table:formula="of:=SUM([.C14:.G14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 table:number-columns-repeated="4"/>
          <table:table-cell table:formula="of:=SUM([.C15:.G15])" office:value-type="float" office:value="4" calcext:value-type="float">
            <text:p>4,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number-columns-repeated="3"/>
          <table:table-cell table:formula="of:=SUM([.C16:.G16])" office:value-type="float" office:value="3" calcext:value-type="float">
            <text:p>3,0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Wern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formula="of:=SUM([.C17:.G17])"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Johann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formula="of:=SUM([.C18:.G18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Janko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formula="of:=SUM([.C19:.G19])" office:value-type="float" office:value="0" calcext:value-type="float">
            <text:p>0,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Default" table:formula="of:=SUM([.C3:.C18])" office:value-type="float" office:value="48" calcext:value-type="float">
            <text:p>48</text:p>
          </table:table-cell>
          <table:table-cell table:style-name="Default" table:formula="of:=SUM([.D3:.D18])" office:value-type="float" office:value="48" calcext:value-type="float">
            <text:p>48</text:p>
          </table:table-cell>
          <table:table-cell table:style-name="Default" table:formula="of:=SUM([.E3:.E18])" office:value-type="float" office:value="21" calcext:value-type="float">
            <text:p>21</text:p>
          </table:table-cell>
          <table:table-cell table:style-name="Default" table:formula="of:=SUM([.F3:.F18])" office:value-type="float" office:value="0" calcext:value-type="float">
            <text:p>0</text:p>
          </table:table-cell>
          <table:table-cell table:style-name="Default" table:formula="of:=SUM([.G3:.G18])" office:value-type="float" office:value="0" calcext:value-type="float">
            <text:p>0</text:p>
          </table:table-cell>
          <table:table-cell table:style-name="Default" table:formula="of:=SUM([.H3:.H18])" office:value-type="float" office:value="117" calcext:value-type="float">
            <text:p>117</text:p>
          </table:table-cell>
        </table:table-row>
      </table:table>
      <table:named-expressions/>
      <table:database-ranges>
        <table:database-range table:name="__Anonymous_Sheet_DB__0" table:target-range-address="'Turnierserie 2025 R2'.B3:'Turnierserie 2025 R2'.H19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 style:data-style-name="N2" text:time-value="12:33:01.75295113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4:55:45.575423136</meta:creation-date>
    <dc:date>2025-09-05T12:37:34.265686221</dc:date>
    <meta:editing-duration>PT56M41S</meta:editing-duration>
    <meta:editing-cycles>10</meta:editing-cycles>
    <meta:generator>LibreOffice/25.2.5.2$Linux_X86_64 LibreOffice_project/520$Build-2</meta:generator>
    <meta:document-statistic meta:table-count="1" meta:cell-count="99" meta:object-count="0"/>
  </office:meta>
</office:document-meta>
</file>